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20000019DFDF8ABFB81111C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Calibri" officeooo:rsid="0078e34f" officeooo:paragraph-rsid="0078e34f"/>
    </style:style>
    <style:style style:name="P3" style:family="paragraph" style:parent-style-name="Standard">
      <style:text-properties style:font-name="Calibri" officeooo:rsid="0078e34f" officeooo:paragraph-rsid="00d2b78f"/>
    </style:style>
    <style:style style:name="P4" style:family="paragraph" style:parent-style-name="Standard">
      <style:text-properties style:font-name="Calibri" fo:font-size="14pt" officeooo:paragraph-rsid="00d2b78f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Calibri" officeooo:rsid="00936477" officeooo:paragraph-rsid="00dee5d4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d0388e" officeooo:paragraph-rsid="00936477" style:font-size-asian="14.6999998092651pt" style:font-weight-asian="normal" style:font-size-complex="16.7999992370605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d0388e" officeooo:paragraph-rsid="00dee5d4" style:font-size-asian="14.6999998092651pt" style:font-weight-asian="normal" style:font-size-complex="16.7999992370605pt" style:font-weight-complex="normal"/>
    </style:style>
    <style:style style:name="T1" style:family="text">
      <style:text-properties officeooo:rsid="006bf001"/>
    </style:style>
    <style:style style:name="T2" style:family="text">
      <style:text-properties officeooo:rsid="0062efc9"/>
    </style:style>
    <style:style style:name="T3" style:family="text">
      <style:text-properties officeooo:rsid="0077e02e"/>
    </style:style>
    <style:style style:name="T4" style:family="text">
      <style:text-properties officeooo:rsid="007896de"/>
    </style:style>
    <style:style style:name="T5" style:family="text">
      <style:text-properties officeooo:rsid="008f1856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db4bec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7"><draw:frame draw:style-name="fr1" draw:name="Image1" text:anchor-type="char" svg:x="1.081cm" svg:y="0.173cm" svg:width="15.226cm" svg:height="4.51cm" draw:z-index="0"><draw:image xlink:href="Pictures/10000000000005720000019DFDF8ABFB81111C2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7"><draw:frame draw:style-name="fr1" draw:name="Image2" text:anchor-type="char" svg:x="1.081cm" svg:y="0.173cm" svg:width="15.226cm" svg:height="4.51cm" draw:z-index="1"><draw:image xlink:href="Pictures/10000000000005720000019DFDF8ABFB81111C2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7"><draw:frame draw:style-name="fr1" draw:name="Image3" text:anchor-type="char" svg:x="1.081cm" svg:y="0.173cm" svg:width="15.226cm" svg:height="4.51cm" draw:z-index="2"><draw:image xlink:href="Pictures/10000000000005720000019DFDF8ABFB81111C2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7"><draw:frame draw:style-name="fr1" draw:name="Image4" text:anchor-type="char" svg:x="1.081cm" svg:y="0.173cm" svg:width="15.226cm" svg:height="4.51cm" draw:z-index="3"><draw:image xlink:href="Pictures/10000000000005720000019DFDF8ABFB81111C2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7"><draw:frame draw:style-name="fr1" draw:name="Image5" text:anchor-type="char" svg:x="1.081cm" svg:y="0.173cm" svg:width="15.226cm" svg:height="4.51cm" draw:z-index="4"><draw:image xlink:href="Pictures/10000000000005720000019DFDF8ABFB81111C2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6S</meta:editing-duration>
    <meta:editing-cycles>124</meta:editing-cycles>
    <meta:generator>LibreOffice/7.0.4.2$Linux_X86_64 LibreOffice_project/00$Build-2</meta:generator>
    <meta:creation-date>2021-01-14T20:45:07.896644852</meta:creation-date>
    <meta:initial-creator>J Cercy</meta:initial-creator>
    <dc:date>2021-03-09T22:29:42.344592063</dc:date>
    <dc:creator>J Cercy</dc:creator>
    <meta:document-statistic meta:table-count="0" meta:image-count="5" meta:object-count="0" meta:page-count="1" meta:paragraph-count="0" meta:word-count="0" meta:character-count="0" meta:non-whitespace-character-count="0"/>
    <meta:template xlink:type="simple" xlink:actuate="onRequest" xlink:title="trace_ecrite_de_cours" xlink:href="../../../../../../../mes_ressources/document%20type/trace_ecrite_de_cours.ott" meta:date="2021-01-14T20:45:06.276168237"/>
  </office:meta>
</office:document-meta>
</file>